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29342"/>
    </style:style>
    <style:style style:name="P15" style:family="paragraph" style:parent-style-name="Table_20_Contents">
      <style:text-properties officeooo:rsid="00129342" officeooo:paragraph-rsid="00129342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>
      <style:text-properties officeooo:rsid="00129342" officeooo:paragraph-rsid="00129342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13b722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13786359264" text:id="ct1402137863592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13786359552" text:id="ct1402137863595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13786359760" text:id="ct140213786359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13786359968" text:id="ct140213786359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13786338768" text:id="ct1402137863387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13786345264" text:id="ct1402137863452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13786359264"/><text:change-start text:change-id="ct140213786359552"/>Adopt<text:change-end text:change-id="ct140213786359552"/>ed<text:change-start text:change-id="ct140213786359760"/> as a <text:change-end text:change-id="ct140213786359760"/>NMRA <text:change-start text:change-id="ct140213786359968"/>Standard<text:change-end text:change-id="ct140213786359968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213786338768"/><text:change-start text:change-id="ct140213786345264"/>Version History<text:change-end text:change-id="ct1402137863452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</text:span></text:span><text:span text:style-name="Page_20_Number"><text:span text:style-name="T5">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4825423210008555838" text:style-name="L2">
              <text:list-item>
                <text:p text:style-name="P17">Corrected MTI for <text:span text:style-name="T19">3.3.2 Verify Node ID</text:span> from <text:span text:style-name="T19">0x498</text:span> to <text:span text:style-name="T19">0x488</text:span></text:p>
              </text:list-item>
              <text:list-item>
                <text:p text:style-name="P17">Added entries to the <text:span text:style-name="T19">3.3.7 Protocol Support Reply</text:span> table</text:p>
                <text:list>
                  <text:list-item>
                    <text:p text:style-name="P17">Firmware Upgrade Protocol</text:p>
                  </text:list-item>
                  <text:list-item>
                    <text:p text:style-name="P17">Firmware Upgrade Active</text:p>
                  </text:list-item>
                </text:list>
              </text:list-item>
              <text:list-item>
                <text:p text:style-name="P17">Removal of <text:span text:style-name="T19">72</text:span> and <text:span text:style-name="T19">254</text:span> byte <text:span text:style-name="T19">Message Size</text:span> limi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9:37:41.23564385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30S</meta:editing-duration>
    <meta:generator>LibreOffice/4.4.0.3$MacOSX_X86_64 LibreOffice_project/de093506bcdc5fafd9023ee680b8c60e3e0645d7</meta:generator>
    <dc:date>2016-02-08T19:37:40.985751000</dc:date>
    <meta:printed-by>Bob Jacobsen</meta:printed-by>
    <meta:print-date>2010-09-15T08:46:04</meta:print-date>
    <meta:document-statistic meta:table-count="2" meta:image-count="1" meta:object-count="0" meta:page-count="1" meta:paragraph-count="21" meta:word-count="135" meta:character-count="798" meta:non-whitespace-character-count="682"/>
  </office:meta>
</office:document-meta>
</file>